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L Pゴシック2" svg:font-family="'VL Pゴシック'" style:font-adornments="標準" style:font-pitch="variable"/>
    <style:font-face style:name="Arial" svg:font-family="Arial" style:font-family-generic="roman" style:font-pitch="variable"/>
    <style:font-face style:name="CMU Serif Extra" svg:font-family="'CMU Serif Extra'" style:font-adornments="BoldSlanted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bottom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top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5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808080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9cm" fo:min-width="2.719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4" style:family="graphic" style:parent-style-name="objectwithoutfill">
      <style:graphic-properties draw:stroke="solid" draw:stroke-dash="Fine_20_Dashed" svg:stroke-color="#808080" draw:marker-end="" draw:marker-end-width="0.5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7cm" fo:min-width="0cm"/>
    </style:style>
    <style:style style:name="P1" style:family="paragraph">
      <style:paragraph-properties fo:text-align="center"/>
      <style:text-properties style:font-name="CMU Serif Extra" fo:font-size="19pt" fo:font-style="italic" fo:font-weight="bold" style:font-size-asian="20pt" style:font-size-complex="18pt"/>
    </style:style>
    <style:style style:name="P2" style:family="paragraph">
      <style:text-properties style:font-name="CMU Serif Extra" fo:font-size="19pt" fo:font-style="italic" fo:font-weight="bold" style:font-size-asian="20pt" style:font-size-complex="18pt"/>
    </style:style>
    <style:style style:name="P3" style:family="paragraph">
      <style:paragraph-properties fo:text-align="center"/>
      <style:text-properties fo:color="#808080" style:font-name="CMU Serif Extra" fo:font-size="19pt" fo:font-style="italic" fo:font-weight="bold" style:font-size-asian="20pt" style:font-size-complex="18pt"/>
    </style:style>
    <style:style style:name="P4" style:family="paragraph">
      <style:paragraph-properties fo:text-align="center"/>
      <style:text-properties fo:color="#000000" style:font-name="CMU Serif Extra" fo:font-size="19pt" fo:font-style="italic" fo:font-weight="bold" style:font-size-asian="20pt" style:font-size-complex="18pt"/>
    </style:style>
    <style:style style:name="T1" style:family="text">
      <style:text-properties fo:color="#808080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6" draw:id="id6" draw:layer="layout" svg:width="1.303cm" svg:height="1.4cm" svg:x="12.088cm" svg:y="10.2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2" draw:id="id12" draw:layer="layout" svg:width="1.303cm" svg:height="1.4cm" svg:x="12.688cm" svg:y="10.1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1" draw:id="id11" draw:layer="layout" svg:width="1.303cm" svg:height="1.4cm" svg:x="14.388cm" svg:y="5cm">
          <text:p/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8.8cm" svg:height="2.1cm" svg:x="2.9cm" svg:y="1.2cm">
          <text:p/>
          <draw:enhanced-geometry svg:viewBox="0 0 21600 21600" draw:text-areas="0 ?f0 ?f5 ?f2" draw:type="right-arrow" draw:modifiers="19205.0292268667 5304.9024274155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30.9cm" svg:height="4cm" svg:x="2.4cm" svg:y="15.2cm">
          <text:p text:style-name="P1">Pool in Ajhc runtime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6cm" svg:y1="11.8cm" svg:x2="33.2cm" svg:y2="11.8cm">
          <text:p/>
        </draw:line>
        <draw:custom-shape draw:style-name="gr5" draw:text-style-name="P1" draw:layer="layout" svg:width="5.7cm" svg:height="6.1cm" svg:x="4.7cm" svg:y="2.6cm">
          <text:p text:style-name="P1">Context</text:p>
          <text:p text:style-name="P1">(1. create)</text:p>
          <draw:enhanced-geometry svg:viewBox="0 0 21600 21600" draw:type="rectangle" draw:enhanced-path="M 0 0 L 21600 0 21600 21600 0 21600 0 0 Z N"/>
        </draw:custom-shape>
        <draw:custom-shape draw:style-name="gr6" draw:text-style-name="P1" xml:id="id2" draw:id="id2" draw:layer="layout" svg:width="2.7cm" svg:height="1.4cm" svg:x="5.1cm" svg:y="6.7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4" draw:id="id4" draw:layer="layout" svg:width="4.4cm" svg:height="1.4cm" svg:x="5.1cm" svg:y="4.9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6.85cm" svg:y1="15.6cm" svg:x2="6.45cm" svg:y2="8.1cm" draw:start-shape="id1" draw:start-glue-point="0" draw:end-shape="id2" draw:end-glue-point="2" svg:d="m6850 15600c0-5623-400-1874-400-7500" svg:viewBox="0 0 401 7501">
          <text:p/>
        </draw:connector>
        <draw:connector draw:style-name="gr7" draw:text-style-name="P1" draw:layer="layout" draw:type="curve" svg:x1="10.7cm" svg:y1="15.6cm" svg:x2="9.5cm" svg:y2="5.6cm" draw:start-shape="id3" draw:start-glue-point="0" draw:end-shape="id4" draw:end-glue-point="1" svg:d="m10700 15600c0-6667-400-10000-1200-10000" svg:viewBox="0 0 1201 10001">
          <text:p/>
        </draw:connector>
        <draw:custom-shape draw:style-name="gr5" draw:text-style-name="P1" draw:layer="layout" svg:width="5.4cm" svg:height="6.1cm" svg:x="10.9cm" svg:y="2.6cm">
          <text:p text:style-name="P1">Context</text:p>
          <text:p text:style-name="P1">(2. initialize)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2.7cm" svg:height="1.4cm" svg:x="11.4cm" svg:y="6.8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1.4cm" svg:y="5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6cm" svg:height="1.4cm" svg:x="11.3cm" svg:y="10.1cm">
          <text:p text:style-name="P1">jgc_hs_ini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2.75cm" svg:y1="8.2cm" svg:x2="12.74cm" svg:y2="10.2cm" draw:start-shape="id5" draw:start-glue-point="2" draw:end-shape="id6" draw:end-glue-point="0" svg:d="m12750 8200c0 1539-10 539-10 2000" svg:viewBox="0 0 11 2001">
          <text:p/>
        </draw:connector>
        <draw:custom-shape draw:style-name="gr6" draw:text-style-name="P1" draw:layer="layout" svg:width="6.2cm" svg:height="1.4cm" svg:x="5.9cm" svg:y="13.2cm">
          <text:p text:style-name="P1">jgc_alloc_init()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2" draw:layer="layout" svg:width="2.504cm" svg:height="1.085cm" svg:x="7.07cm" svg:y="10.5cm">
          <draw:text-box>
            <text:p text:style-name="P2">assign</text:p>
          </draw:text-box>
        </draw:frame>
        <draw:custom-shape draw:style-name="gr5" draw:text-style-name="P1" draw:layer="layout" svg:width="5.4cm" svg:height="6.1cm" svg:x="16.8cm" svg:y="2.6cm">
          <text:p text:style-name="P1">Context</text:p>
          <text:p text:style-name="P1">(3. running)</text:p>
          <draw:enhanced-geometry svg:viewBox="0 0 21600 21600" draw:type="rectangle" draw:enhanced-path="M 0 0 L 21600 0 21600 21600 0 21600 0 0 Z N"/>
        </draw:custom-shape>
        <draw:custom-shape draw:style-name="gr6" draw:text-style-name="P1" xml:id="id15" draw:id="id15" draw:layer="layout" svg:width="2.7cm" svg:height="1.4cm" svg:x="17.3cm" svg:y="6.8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4.4cm" svg:height="1.4cm" svg:x="17.3cm" svg:y="5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4cm" svg:height="6.1cm" svg:x="22.7cm" svg:y="2.6cm">
          <text:p text:style-name="P1">Context</text:p>
          <text:p text:style-name="P1">(4. exit)</text:p>
          <draw:enhanced-geometry svg:viewBox="0 0 21600 21600" draw:type="rectangle" draw:enhanced-path="M 0 0 L 21600 0 21600 21600 0 21600 0 0 Z N"/>
        </draw:custom-shape>
        <draw:custom-shape draw:style-name="gr9" draw:text-style-name="P3" xml:id="id7" draw:id="id7" draw:layer="layout" svg:width="2.7cm" svg:height="1.4cm" svg:x="23.2cm" svg:y="6.8cm">
          <text:p text:style-name="P1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9" draw:id="id9" draw:layer="layout" svg:width="4.4cm" svg:height="1.4cm" svg:x="23.2cm" svg:y="5cm">
          <text:p text:style-name="P1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2.7cm" svg:height="1.4cm" svg:x="25.5cm" svg:y="15.6cm">
          <text:p text:style-name="P1">aren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10" draw:id="id10" draw:layer="layout" svg:width="4.4cm" svg:height="1.4cm" svg:x="28.5cm" svg:y="15.6cm">
          <text:p text:style-name="P1">GC sta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25.9cm" svg:y1="7.5cm" svg:x2="26.85cm" svg:y2="15.6cm" draw:start-shape="id7" draw:start-glue-point="1" draw:end-shape="id8" draw:end-glue-point="0" svg:d="m25900 7500c634 0 950 2700 950 8100" svg:viewBox="0 0 951 8101">
          <text:p/>
        </draw:connector>
        <draw:connector draw:style-name="gr7" draw:text-style-name="P1" draw:layer="layout" draw:type="curve" svg:x1="27.6cm" svg:y1="5.7cm" svg:x2="30.7cm" svg:y2="15.6cm" draw:start-shape="id9" draw:start-glue-point="1" draw:end-shape="id10" draw:end-glue-point="0" svg:d="m27600 5700c2067 0 3100 3300 3100 9900" svg:viewBox="0 0 3101 9901">
          <text:p/>
        </draw:connector>
        <draw:frame draw:style-name="gr10" draw:text-style-name="P2" draw:layer="layout" svg:width="2.644cm" svg:height="1.149cm" svg:x="26.964cm" svg:y="9cm">
          <draw:text-box>
            <text:p text:style-name="P2">return</text:p>
          </draw:text-box>
        </draw:frame>
        <draw:frame draw:style-name="gr8" draw:text-style-name="P2" draw:layer="layout" svg:width="3.271cm" svg:height="1.085cm" svg:x="13.67cm" svg:y="8.751cm">
          <draw:text-box>
            <text:p text:style-name="P2">inilialize</text:p>
          </draw:text-box>
        </draw:frame>
        <draw:custom-shape draw:style-name="gr9" draw:text-style-name="P3" xml:id="id1" draw:id="id1" draw:layer="layout" svg:width="2.7cm" svg:height="1.4cm" svg:x="5.5cm" svg:y="15.6cm">
          <text:p text:style-name="P1"><text:span text:style-name="T1">are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xml:id="id3" draw:id="id3" draw:layer="layout" svg:width="4.4cm" svg:height="1.4cm" svg:x="8.5cm" svg:y="15.6cm">
          <text:p text:style-name="P1"><text:span text:style-name="T1">GC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2" draw:layer="layout" svg:width="3.415cm" svg:height="1.349cm" svg:x="2cm" svg:y="12.351cm">
          <draw:text-box>
            <text:p text:style-name="P2">Runtime</text:p>
          </draw:text-box>
        </draw:frame>
        <draw:frame draw:style-name="gr8" draw:text-style-name="P2" draw:layer="layout" svg:width="3.338cm" svg:height="1.085cm" svg:x="1.963cm" svg:y="10.5cm">
          <draw:text-box>
            <text:p text:style-name="P2">Mutator</text:p>
          </draw:text-box>
        </draw:frame>
        <draw:custom-shape draw:style-name="gr12" draw:text-style-name="P1" draw:layer="layout" svg:width="4.7cm" svg:height="3.1cm" svg:x="1.2cm" svg:y="13.6cm">
          <text:p text:style-name="P1">Use lock &amp;</text:p>
          <text:p text:style-name="P1">Disable intr</text:p>
          <draw:enhanced-geometry svg:viewBox="0 0 21600 21600" draw:glue-points="10800 0 3160 3160 0 10800 3160 18440 10800 21600 18440 18440 21600 10800 18440 3160 ?f14 ?f15" draw:text-areas="3200 3200 18400 18400" draw:type="round-callout" draw:modifiers="22482.1952776005 3280.7481457594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3" xml:id="id13" draw:id="id13" draw:layer="layout" svg:width="2.935cm" svg:height="2.01cm" svg:x="17.2cm" svg:y="15.59cm">
          <text:p text:style-name="P1"><text:span text:style-name="T1">GC</text:span></text:p>
          <text:p text:style-name="P1"><text:span text:style-name="T1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5.04cm" svg:y1="6.4cm" svg:x2="13.34cm" svg:y2="10.1cm" draw:start-shape="id11" draw:end-shape="id12" svg:d="m15040 6400c0 2776-1700 927-1700 3700" svg:viewBox="0 0 1701 3701">
          <text:p/>
        </draw:connector>
        <draw:custom-shape draw:style-name="gr13" draw:text-style-name="P4" xml:id="id14" draw:id="id14" draw:layer="layout" svg:width="2.935cm" svg:height="2.01cm" svg:x="17.165cm" svg:y="9.39cm">
          <text:p text:style-name="P1"><text:span text:style-name="T2">GC</text:span></text:p>
          <text:p text:style-name="P1"><text:span text:style-name="T2">he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8.667cm" svg:y1="15.59cm" svg:x2="18.632cm" svg:y2="11.4cm" draw:start-shape="id13" draw:start-glue-point="0" draw:end-shape="id14" draw:end-glue-point="2" svg:d="m18667 15590c0-3141-35-1046-35-4190" svg:viewBox="0 0 36 4191">
          <text:p/>
        </draw:connector>
        <draw:connector draw:style-name="gr14" draw:text-style-name="P1" draw:layer="layout" draw:type="curve" draw:line-skew="0.104cm" svg:x1="18.65cm" svg:y1="8.2cm" svg:x2="18.632cm" svg:y2="9.39cm" draw:start-shape="id15" draw:start-glue-point="2" draw:end-shape="id14" draw:end-glue-point="0" svg:d="m18650 8200c0 1048-18 454-18 1190" svg:viewBox="0 0 19 1191">
          <text:p/>
        </draw:connector>
        <draw:custom-shape draw:style-name="gr13" draw:text-style-name="P4" xml:id="id17" draw:id="id17" draw:layer="layout" svg:width="2.935cm" svg:height="2.01cm" svg:x="22.3cm" svg:y="15.6cm">
          <text:p text:style-name="P1"><text:span text:style-name="T2">GC</text:span></text:p>
          <text:p text:style-name="P1"><text:span text:style-name="T2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" draw:layer="layout" draw:type="curve" draw:line-skew="0.086cm" svg:x1="24.55cm" svg:y1="8.2cm" svg:x2="24.532cm" svg:y2="9.4cm" draw:start-shape="id7" draw:start-glue-point="2" svg:d="m24550 8200c0 1443-18 843-18 1200" svg:viewBox="0 0 19 1201">
          <text:p/>
        </draw:connector>
        <draw:connector draw:style-name="gr7" draw:text-style-name="P1" draw:layer="layout" draw:type="curve" svg:x1="24.532cm" svg:y1="11.41cm" svg:x2="23.767cm" svg:y2="15.6cm" draw:start-shape="id16" draw:start-glue-point="2" draw:end-shape="id17" draw:end-glue-point="0" svg:d="m24532 11410c0 3144-765 1049-765 4190" svg:viewBox="0 0 766 4191">
          <text:p/>
        </draw:connector>
        <draw:custom-shape draw:style-name="gr6" draw:text-style-name="P1" draw:layer="layout" svg:width="9.2cm" svg:height="1.4cm" svg:x="22.7cm" svg:y="13.1cm">
          <text:p text:style-name="P1">jgc_alloc_fini()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7cm" svg:height="3cm" svg:x="28.7cm" svg:y="10.3cm">
          <text:p text:style-name="P1">Use lock &amp;</text:p>
          <text:p text:style-name="P1">Disable intr</text:p>
          <draw:enhanced-geometry svg:viewBox="0 0 21600 21600" draw:glue-points="10800 0 3160 3160 0 10800 3160 18440 10800 21600 18440 18440 21600 10800 18440 3160 ?f14 ?f15" draw:text-areas="3200 3200 18400 18400" draw:type="round-callout" draw:modifiers="7494.0650925335 24788.53715428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15" draw:text-style-name="P2" draw:layer="layout" svg:width="3.647cm" svg:height="1.237cm" svg:x="18.8cm" svg:y="11.8cm">
          <draw:text-box>
            <text:p text:style-name="P2">construct</text:p>
          </draw:text-box>
        </draw:frame>
        <draw:custom-shape draw:style-name="gr6" draw:text-style-name="P1" draw:layer="layout" svg:width="3.7cm" svg:height="1.4cm" svg:x="16.8cm" svg:y="13.2cm">
          <text:p text:style-name="P1">s_alloc()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4.7cm" svg:height="3.1cm" svg:x="13.1cm" svg:y="14.1cm">
          <text:p text:style-name="P1">Use lock &amp;</text:p>
          <text:p text:style-name="P1">Disable intr</text:p>
          <draw:enhanced-geometry svg:viewBox="0 0 21600 21600" draw:glue-points="10800 0 3160 3160 0 10800 3160 18440 10800 21600 18440 18440 21600 10800 18440 3160 ?f14 ?f15" draw:text-areas="3200 3200 18400 18400" draw:type="round-callout" draw:modifiers="20855.6477345246 2061.7865204772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3" xml:id="id16" draw:id="id16" draw:layer="layout" svg:width="2.935cm" svg:height="2.01cm" svg:x="23.065cm" svg:y="9.4cm">
          <text:p text:style-name="P1"><text:span text:style-name="T1">GC</text:span></text:p>
          <text:p text:style-name="P1"><text:span text:style-name="T1">he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L Pゴシック2" svg:font-family="'VL Pゴシック'" style:font-adornments="標準" style:font-pitch="variable"/>
    <style:font-face style:name="Arial" svg:font-family="Arial" style:font-family-generic="roman" style:font-pitch="variable"/>
    <style:font-face style:name="CMU Serif Extra" svg:font-family="'CMU Serif Extra'" style:font-adornments="BoldSlanted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標準" style:font-family-generic="roman" style:font-pitch="variable"/>
    <style:font-face style:name="さざなみ明朝" svg:font-family="さざなみ明朝" style:font-family-generic="roman" style:font-pitch="variable"/>
    <style:font-face style:name="Comic Sans MS2" svg:font-family="'Comic Sans MS'" style:font-adornments="標準" style:font-family-generic="script" style:font-pitch="variable"/>
    <style:font-face style:name="FreeSans" svg:font-family="FreeSans" style:font-family-generic="system" style:font-pitch="variable"/>
    <style:font-face style:name="VL Pゴシック" svg:font-family="'VL Pゴシック'" style:font-family-generic="system" style:font-pitch="variable"/>
    <style:font-face style:name="VL Pゴシック1" svg:font-family="'VL Pゴシック'" style:font-adornments="標準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omic Sans MS2" fo:font-family="'Comic Sans MS'" style:font-style-name="標準" style:font-family-generic="script" style:font-pitch="variable" fo:font-size="20pt" fo:font-style="normal" fo:text-shadow="none" style:text-underline-style="none" fo:font-weight="normal" style:letter-kerning="true" style:font-name-asian="VL Pゴシック2" style:font-family-asian="'VL Pゴシック'" style:font-style-name-asian="標準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35.7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4-05-04T23:53:12.821453020</dc:date>
    <dc:creator>Okabe Kiwamu</dc:creator>
    <meta:editing-duration>PT2H20M12S</meta:editing-duration>
    <meta:editing-cycles>206</meta:editing-cycles>
    <meta:generator>LibreOffice/4.1.6.2$Linux_X86_64 LibreOffice_project/410m0$Build-2</meta:generator>
    <meta:document-statistic meta:object-count="49"/>
  </office:meta>
</office:document-meta>
</file>